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b0e0e6"/>
    </style:style>
    <style:style style:name="ce4" style:family="table-cell" style:parent-style-name="Default" style:data-style-name="N100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t Plotter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/home/ggreen/cad/kicad/chart_plotter_hat/chart_plotter_ha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ri 17 Sep 2021 12:23:13 PM PD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BF28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table:style-name="ce9"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FE6DD6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E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table:style-name="ce9"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9583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6E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U8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B0A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38A2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A87B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table:style-name="ce6" office:value-type="string" calcext:value-type="string">
            <text:p>10uF</text:p>
          </table:table-cell>
          <table:table-cell table:style-name="ce9"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5920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table:style-name="ce6"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13B3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50D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</text:p>
          </table:table-cell>
          <table:table-cell table:style-name="ce6" office:value-type="string" calcext:value-type="string">
            <text:p>1uF</text:p>
          </table:table-cell>
          <table:table-cell table:style-name="ce9"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D291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4</text:p>
          </table:table-cell>
          <table:table-cell table:style-name="ce6" office:value-type="string" calcext:value-type="string">
            <text:p>2.2uF</text:p>
          </table:table-cell>
          <table:table-cell table:style-name="ce9"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485000000000" calcext:value-type="float">
            <text:p>614850000000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924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3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B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8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B5FF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9111C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37C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80FD8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4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D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6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9F71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float" office:value="617535000000000" calcext:value-type="float">
            <text:p>6.18E+1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in Battery Holder</text:p>
          </table:table-cell>
          <table:table-cell office:value-type="string" calcext:value-type="string">
            <text:p>geda:3001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A429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table:style-name="ce6"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530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table:style-name="ce6" office:value-type="string" calcext:value-type="string">
            <text:p>40HAT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OX40HA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DFC7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076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200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CBF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96B9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F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FC5A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F77E3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Components: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Solder Jumper, 2-pole, ope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AB5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4C15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8E14EB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NP Matched Transistor Pai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8E1538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7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607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54F3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9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5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6A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21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05D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1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810910" calcext:value-type="float">
            <text:p>61810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2</text:p>
          </table:table-cell>
          <table:table-cell table:style-name="ce6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9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3</text:p>
          </table:table-cell>
          <table:table-cell table:style-name="ce6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4</text:p>
          </table:table-cell>
          <table:table-cell table:style-name="ce6"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8A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MCU_Microchip_ATmeg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20MHz, 32kB Flash, 2kB SRAM, 1kB EEPROM, TQFP-32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BE6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Package_SOIC:SOIC-8_3.9x4.9mm_P1.27mm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I2C Serial EEPROM 32Kb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8E171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610-5.0-adafruit</text:p>
          </table:table-cell>
          <table:table-cell office:value-type="string" calcext:value-type="string">
            <text:p>CustomComponents:Adafruit_MPM3610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MPM3610-adafrui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4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1762EMS8-3.3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LT1762</text:p>
          </table:table-cell>
          <table:table-cell office:value-type="string" calcext:value-type="string">
            <text:p>150mA, Adjustable, Low Noise, Micropower LDO Regulator, MSOP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414E2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Housings_DIP:DIP-8_W8.89mm_SMDSocket_LongPads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Photo MOSFET optically coupled, ON 4A, 50mohm, OFF state 20V, Isolation 2500 VRMS, DIP-6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EC1F34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A70B0A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08CD80B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762EMS8-5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Low Noise LDO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2AA91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DuM1281CRZ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ADuM1201BR</text:p>
          </table:table-cell>
          <table:table-cell office:value-type="string" calcext:value-type="string">
            <text:p>Dual-Channel Digital Isolator, 10Mbps 50ns, bidirectional communication, 3V/5V level translation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231790" calcext:value-type="float">
            <text:p>61231790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CP010505BP-U</text:p>
          </table:table-cell>
          <table:table-cell office:value-type="string" calcext:value-type="string">
            <text:p>CustomComponents:DCP01B_SO_7_14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DCP01B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float" office:value="61341169" calcext:value-type="float">
            <text:p>61341169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TO_SOT_Packages_SMD:SOT-323_SC-70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Bidirectional Symmetrical Low Capacitance Dual-Line ESD Protection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DD013</text:p>
          </table:table-cell>
          <table:table-cell office:value-type="string" calcext:value-type="string">
            <text:p>https://www.vishay.com/docs/85894/vcan26a2-03g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Timer_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64 x 8, Serial, I2C Real-time clock, 4.5V to 5.5V VCC, 0°C to +70°C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4E9CC</text:p>
          </table:table-cell>
          <table:table-cell office:value-type="string" calcext:value-type="string">
            <text:p>https://datasheets.maximintegrated.com/en/ds/DS1307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TXC_7M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Four pin crystal, GND on pins 2 and 4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085E13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ECS-.327-6-13X</text:p>
          </table:table-cell>
          <table:table-cell office:value-type="string" calcext:value-type="string">
            <text:p>Crystals:Crystal_Round_d2.0mm_Vertical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wo pin crysta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0DAC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8:Sheet1.AMJ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2:23:24.768272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1-09-17T12:38:22.150665975</dc:date>
    <meta:editing-duration>PT8H43M17S</meta:editing-duration>
    <meta:editing-cycles>16</meta:editing-cycles>
    <meta:generator>LibreOffice/6.4.7.2$Linux_X86_64 LibreOffice_project/40$Build-2</meta:generator>
    <meta:document-statistic meta:table-count="1" meta:cell-count="725" meta:object-count="0"/>
  </office:meta>
</office:document-meta>
</file>